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23cm"/>
    </style:style>
    <style:style style:name="co3" style:family="table-column">
      <style:table-column-properties fo:break-before="auto" style:column-width="3.2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0"/>
    <style:style style:name="ce3" style:family="table-cell" style:parent-style-name="Default" style:data-style-name="N81"/>
    <style:style style:name="ce4" style:family="table-cell" style:parent-style-name="Default" style:data-style-name="N1"/>
    <style:style style:name="ce5" style:family="table-cell" style:parent-style-name="Default" style:data-style-name="N133"/>
    <style:style style:name="ce6" style:family="table-cell" style:parent-style-name="Default" style:data-style-name="N2"/>
    <style:style style:name="ce7" style:family="table-cell" style:parent-style-name="Default" style:data-style-name="N134"/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Хэш-функция</text:p>
          </table:table-cell>
          <table:table-cell office:value-type="string" calcext:value-type="string">
            <text:p>Const Hash</text:p>
          </table:table-cell>
          <table:table-cell office:value-type="string" calcext:value-type="string">
            <text:p>First Letter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Check Sum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Crc32</text:p>
          </table:table-cell>
          <table:table-cell/>
          <table:table-cell office:value-type="string" calcext:value-type="string">
            <text:p>Check Sum (500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нято ячеек, шт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38" calcext:value-type="float">
            <text:p>1538</text:p>
          </table:table-cell>
          <table:table-cell office:value-type="float" office:value="3931" calcext:value-type="float">
            <text:p>3931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500/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нято ячеек, %</text:p>
          </table:table-cell>
          <table:table-cell table:formula="of:=[.E6]/40" office:value-type="float" office:value="0.025" calcext:value-type="float">
            <text:p>0.025</text:p>
          </table:table-cell>
          <table:table-cell table:formula="of:=[.F6]/40" office:value-type="float" office:value="0.65" calcext:value-type="float">
            <text:p>0.65</text:p>
          </table:table-cell>
          <table:table-cell table:formula="of:=[.G6]/40" office:value-type="float" office:value="0.75" calcext:value-type="float">
            <text:p>0.75</text:p>
          </table:table-cell>
          <table:table-cell table:formula="of:=[.H6]/40" office:value-type="float" office:value="38.45" calcext:value-type="float">
            <text:p>38.45</text:p>
          </table:table-cell>
          <table:table-cell table:formula="of:=[.I6]/40" office:value-type="float" office:value="98.275" calcext:value-type="float">
            <text:p>98.275</text:p>
          </table:table-cell>
          <table:table-cell table:formula="of:=[.J6]/40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ad Factor</text:p>
          </table:table-cell>
          <table:table-cell table:style-name="ce2" table:formula="of:=41982/[.E6]" office:value-type="float" office:value="41982" calcext:value-type="float">
            <text:p>41982</text:p>
          </table:table-cell>
          <table:table-cell table:style-name="ce4" table:formula="of:=41982/[.F6]" office:value-type="float" office:value="1614.69230769231" calcext:value-type="float">
            <text:p>1615</text:p>
          </table:table-cell>
          <table:table-cell table:style-name="ce4" table:formula="of:=41982/[.G6]" office:value-type="float" office:value="1399.4" calcext:value-type="float">
            <text:p>1399</text:p>
          </table:table-cell>
          <table:table-cell table:style-name="ce5" table:formula="of:=41982/[.H6]" office:value-type="float" office:value="27.296488946684" calcext:value-type="float">
            <text:p>27.3</text:p>
          </table:table-cell>
          <table:table-cell table:style-name="ce5" table:formula="of:=41982/[.I6]" office:value-type="float" office:value="10.6797252607479" calcext:value-type="float">
            <text:p>10.7</text:p>
          </table:table-cell>
          <table:table-cell table:style-name="ce5" table:formula="of:=41982/[.J6]" office:value-type="float" office:value="10.4955" calcext:value-type="float">
            <text:p>10.5</text:p>
          </table:table-cell>
          <table:table-cell/>
          <table:table-cell office:value-type="float" office:value="83.7" calcext:value-type="float">
            <text:p>83.7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Отношение Load Factor к ассимптотическому значению</text:p>
          </table:table-cell>
          <table:table-cell table:style-name="ce3" table:formula="of:=(41982/4000)/[.E8]" office:value-type="float" office:value="0.00025" calcext:value-type="float">
            <text:p>2.50E-04</text:p>
          </table:table-cell>
          <table:table-cell table:style-name="ce3" table:formula="of:=(41982/4000)/[.F8]" office:value-type="float" office:value="0.0065" calcext:value-type="float">
            <text:p>6.50E-03</text:p>
          </table:table-cell>
          <table:table-cell table:style-name="ce3" table:formula="of:=(41982/4000)/[.G8]" office:value-type="float" office:value="0.0075" calcext:value-type="float">
            <text:p>7.50E-03</text:p>
          </table:table-cell>
          <table:table-cell table:style-name="ce6" table:formula="of:=(41982/4000)/[.H8]" office:value-type="float" office:value="0.3845" calcext:value-type="float">
            <text:p>0.38</text:p>
          </table:table-cell>
          <table:table-cell table:style-name="ce6" table:formula="of:=(41982/4000)/[.I8]" office:value-type="float" office:value="0.98275" calcext:value-type="float">
            <text:p>0.98</text:p>
          </table:table-cell>
          <table:table-cell table:formula="of:=(41982/4000)/[.J8]" office:value-type="float" office:value="1" calcext:value-type="float">
            <text:p>1</text:p>
          </table:table-cell>
          <table:table-cell/>
          <table:table-cell table:style-name="ce7" table:formula="of:=(41982/500)/[.L8]" office:value-type="float" office:value="1.0031541218638" calcext:value-type="float">
            <text:p>1.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кс. Кол-во слов в ячейке</text:p>
          </table:table-cell>
          <table:table-cell office:value-type="float" office:value="41982" calcext:value-type="float">
            <text:p>41982</text:p>
          </table:table-cell>
          <table:table-cell office:value-type="float" office:value="4688" calcext:value-type="float">
            <text:p>4688</text:p>
          </table:table-cell>
          <table:table-cell office:value-type="float" office:value="6460" calcext:value-type="float">
            <text:p>6460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сперсия</text:p>
          </table:table-cell>
          <table:table-cell table:style-name="ce3" office:value-type="float" office:value="7000000000000000" calcext:value-type="float">
            <text:p>7.00E+15</text:p>
          </table:table-cell>
          <table:table-cell table:style-name="ce3" office:value-type="float" office:value="1274960" calcext:value-type="float">
            <text:p>1.27E+06</text:p>
          </table:table-cell>
          <table:table-cell table:style-name="ce3" office:value-type="float" office:value="4321040" calcext:value-type="float">
            <text:p>4.32E+06</text:p>
          </table:table-cell>
          <table:table-cell office:value-type="float" office:value="900" calcext:value-type="float">
            <text:p>900</text:p>
          </table:table-cell>
          <table:table-cell office:value-type="float" office:value="62.2" calcext:value-type="float">
            <text:p>62.2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616" calcext:value-type="float">
            <text:p>6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Корень дисперсии</text:p>
          </table:table-cell>
          <table:table-cell table:style-name="ce3" table:formula="of:=SQRT([.E11])" office:value-type="float" office:value="83666002.6534076" calcext:value-type="float">
            <text:p>8.37E+07</text:p>
          </table:table-cell>
          <table:table-cell table:style-name="ce3" table:formula="of:=SQRT([.F11])" office:value-type="float" office:value="1129.14126662699" calcext:value-type="float">
            <text:p>1.13E+03</text:p>
          </table:table-cell>
          <table:table-cell table:style-name="ce3" table:formula="of:=SQRT([.G11])" office:value-type="float" office:value="2078.71113914368" calcext:value-type="float">
            <text:p>2.08E+03</text:p>
          </table:table-cell>
          <table:table-cell table:formula="of:=SQRT([.H11])" office:value-type="float" office:value="30" calcext:value-type="float">
            <text:p>30</text:p>
          </table:table-cell>
          <table:table-cell table:style-name="ce5" table:formula="of:=SQRT([.I11])" office:value-type="float" office:value="7.88669766125214" calcext:value-type="float">
            <text:p>7.9</text:p>
          </table:table-cell>
          <table:table-cell table:style-name="ce5" table:formula="of:=SQRT([.J11])" office:value-type="float" office:value="3.27108544675923" calcext:value-type="float">
            <text:p>3.3</text:p>
          </table:table-cell>
          <table:table-cell/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19:54:51.033242875</meta:creation-date>
    <dc:date>2026-04-19T20:15:18.208804253</dc:date>
    <meta:editing-duration>PT7M33S</meta:editing-duration>
    <meta:editing-cycles>1</meta:editing-cycles>
    <meta:document-statistic meta:table-count="1" meta:cell-count="64" meta:object-count="0"/>
    <meta:generator>LibreOffice/26.2.2.2$Linux_X86_64 LibreOffice_project/620$Build-2</meta:generator>
  </office:meta>
</office:document-meta>
</file>